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06bc5d" officeooo:paragraph-rsid="0006bc5d" style:font-weight-asian="normal" style:font-weight-complex="normal"/>
    </style:style>
    <style:style style:name="P2" style:family="paragraph" style:parent-style-name="Preformatted_20_Text">
      <style:text-properties fo:font-weight="normal" officeooo:paragraph-rsid="0006bc5d"/>
    </style:style>
    <style:style style:name="P3" style:family="paragraph" style:parent-style-name="Preformatted_20_Text">
      <style:text-properties fo:font-weight="normal" officeooo:rsid="0006bc5d" officeooo:paragraph-rsid="0006bc5d"/>
    </style:style>
    <style:style style:name="P4" style:family="paragraph" style:parent-style-name="Preformatted_20_Text">
      <style:text-properties fo:font-variant="normal" fo:text-transform="none" fo:color="#222222" style:font-name="Liberation Mono" fo:font-size="10pt" fo:letter-spacing="normal" fo:font-style="normal" fo:font-weight="normal" officeooo:rsid="0006bc5d" officeooo:paragraph-rsid="0006bc5d" style:font-name-asian="Droid Sans Fallback1" style:font-size-asian="10pt" style:font-weight-asian="normal" style:font-name-complex="Liberation Mono" style:font-size-complex="10pt" style:font-weight-complex="normal"/>
    </style:style>
    <style:style style:name="P5" style:family="paragraph" style:parent-style-name="Preformatted_20_Text">
      <style:text-properties fo:font-variant="normal" fo:text-transform="none" fo:color="#222222" style:font-name="Liberation Mono" fo:font-size="10pt" fo:letter-spacing="normal" fo:font-style="normal" fo:font-weight="normal" officeooo:rsid="0006cc87" officeooo:paragraph-rsid="0006cc87" style:font-name-asian="Droid Sans Fallback1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fo:font-variant="normal" fo:text-transform="none" fo:color="#222222" style:font-name="Liberation Mono" fo:font-size="10pt" fo:letter-spacing="normal" fo:font-style="normal" fo:font-weight="normal" officeooo:rsid="0006cc87" officeooo:paragraph-rsid="0006cc87" style:font-name-asian="Droid Sans Fallback1" style:font-size-asian="10pt" style:font-weight-asian="normal" style:font-name-complex="Liberation Mono" style:font-size-complex="10pt" style:font-weight-complex="normal"/>
    </style:style>
    <style:style style:name="P7" style:family="paragraph" style:parent-style-name="Preformatted_20_Text">
      <style:text-properties fo:font-variant="normal" fo:text-transform="none" fo:color="#222222" style:font-name="Liberation Mono" fo:font-size="10pt" fo:letter-spacing="normal" fo:font-style="normal" fo:font-weight="normal" officeooo:rsid="0006cc87" officeooo:paragraph-rsid="0007116e" style:font-name-asian="Droid Sans Fallback1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style:text-properties fo:font-variant="normal" fo:text-transform="none" fo:color="#222222" style:font-name="Liberation Mono" fo:font-size="10pt" fo:letter-spacing="normal" fo:font-style="normal" fo:font-weight="normal" officeooo:rsid="0007116e" officeooo:paragraph-rsid="0007116e" style:font-name-asian="Droid Sans Fallback1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variant="normal" fo:text-transform="none" fo:color="#222222" style:font-name="Liberation Mono" fo:font-size="10pt" fo:letter-spacing="normal" fo:font-style="normal" officeooo:rsid="0006bc5d" style:font-name-asian="Droid Sans Fallback1" style:font-size-asian="10pt" style:font-weight-asian="normal" style:font-name-complex="Liberation Mono" style:font-size-complex="10pt" style:font-weight-complex="normal"/>
    </style:style>
    <style:style style:name="T2" style:family="text">
      <style:text-properties officeooo:rsid="0006bc5d" style:font-weight-asian="normal" style:font-weight-complex="normal"/>
    </style:style>
    <style:style style:name="T3" style:family="text">
      <style:text-properties style:font-name="Liberation Mono" fo:font-size="10pt" officeooo:rsid="0006bc5d" style:font-name-asian="Droid Sans Fallback1" style:font-size-asian="10pt" style:font-weight-asian="normal" style:font-name-complex="Liberation Mono" style:font-size-complex="10pt" style:font-weight-complex="normal"/>
    </style:style>
    <style:style style:name="T4" style:family="text">
      <style:text-properties officeooo:rsid="000711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cristal utilizado es de Freq=32768Hz.</text:p>
      <text:p text:style-name="P1"/>
      <text:p text:style-name="P1">Para calcular la deriva en frecuencia se usa:</text:p>
      <text:p text:style-name="P1"/>
      <text:p text:style-name="P1">Deriva= (ppm*Freq)/1e6</text:p>
      <text:p text:style-name="P1"/>
      <text:p text:style-name="P1">Si se supone una variación de 20ppm</text:p>
      <text:p text:style-name="P1"/>
      <text:p text:style-name="P2"><text:span text:style-name="T2">Deriva=20*32768/10000</text:span><text:span text:style-name="T3">00=</text:span><text:span text:style-name="T1">0,65536hz</text:span></text:p>
      <text:p text:style-name="P2"/>
      <text:p text:style-name="P4">Entonces la frecuencia es 32768,65536Hz</text:p>
      <text:p text:style-name="P3"/>
      <text:p text:style-name="P3"/>
      <text:p text:style-name="P4">Para cada segundo el ideal sería contar 32768 ciclos, pero como se cuentan</text:p>
      <text:p text:style-name="P4">0,65536 más, cada 32768/0,65536=50000 segundos tengo un segundo más,es decir que cada 50000/3600=13 horas tengo 1 segundo más, por lo tanto al cabo de un mes aproximadamente tengo un minuto.</text:p>
      <text:p text:style-name="P4"/>
      <text:p text:style-name="P5">Datos obtenidos:</text:p>
      <text:p text:style-name="P5">Hora ajustada a las 22:22:00 del 14/02/15 con la hora de la pc. Ver cuanto atrasa. </text:p>
      <text:p text:style-name="P5">con el rtc apagado </text:p>
      <text:p text:style-name="P5">*a las 00:32 </text:p>
      <text:p text:style-name="P5">tenia 00:31:29 </text:p>
      <text:p text:style-name="P5">retraso 31 segundos </text:p>
      <text:p text:style-name="P5">en 2horas 10min =&gt;3974.36ppm </text:p>
      <text:p text:style-name="P5">*a las 0:33 del 14/02/15 </text:p>
      <text:p text:style-name="P5">tenia 00:32:29 retraso 29 segundos en 2horas 11 min </text:p>
      <text:p text:style-name="P5">=&gt;3944ppm </text:p>
      <text:p text:style-name="P5">*a las 11:18:08 del 15/02/15 </text:p>
      <text:p text:style-name="P5">tenia11:17:25 retraso 43 segundos </text:p>
      <text:p text:style-name="P5">en 12horas 56min 8 segundos=&gt;923.38ppm </text:p>
      <text:p text:style-name="P5">*a las 16:44:38 del15/02/15 </text:p>
      <text:p text:style-name="P5">tenía 16:43:00 </text:p>
      <text:p text:style-name="P5">retraso 1min:38 seg =98seg </text:p>
      <text:p text:style-name="P5">en 18horas 22min 38segundos=&gt;1481.3ppm </text:p>
      <text:p text:style-name="P5">*a las 11:53 del 16/02/15 </text:p>
      <text:p text:style-name="P5">tenia 11:51:14 </text:p>
      <text:p text:style-name="P5">retraso 1min:46seg=106seg </text:p>
      <text:p text:style-name="P5">en 37horas 31 min=&gt;784.83ppm </text:p>
      <text:p text:style-name="P5">a las 11:01 del 17/02/15</text:p>
      <text:p text:style-name="P5">tenía 10:59:08</text:p>
      <text:p text:style-name="P5">retraso 1min:52seg=112seg</text:p>
      <text:p text:style-name="P5">en 60horas 39min=&gt;512.96ppm</text:p>
      <text:p text:style-name="P5">*<text:span text:style-name="T4">a las 14:48:27 del 10/03/15</text:span></text:p>
      <text:p text:style-name="P8">tenia 14:46:00</text:p>
      <text:p text:style-name="P8">retraso 2min:27seg=147seg</text:p>
      <text:p text:style-name="P8">en 23dias 16horas 26minutos 27segundos=&gt;2046387segundos=&gt;71,83ppm</text:p>
      <text:p text:style-name="P7">con el rtc apag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56:28.520120083</dc:date>
    <meta:generator>LibreOffice/4.2.7.2$Linux_X86_64 LibreOffice_project/420m0$Build-2</meta:generator>
    <meta:editing-duration>PT29M</meta:editing-duration>
    <meta:editing-cycles>9</meta:editing-cycles>
    <meta:document-statistic meta:table-count="0" meta:image-count="0" meta:object-count="0" meta:page-count="1" meta:paragraph-count="38" meta:word-count="192" meta:character-count="1307" meta:non-whitespace-character-count="1133"/>
  </office:meta>
</office:document-meta>
</file>